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P1" style:family="paragraph" style:parent-style-name="Standard">
      <style:text-properties fo:font-variant="normal" fo:text-transform="none" style:use-window-font-color="true" loext:opacity="0%" style:font-name="Carlito" fo:font-size="14pt" fo:letter-spacing="normal" fo:font-style="normal" fo:font-weight="normal" officeooo:rsid="0004ef2b" officeooo:paragraph-rsid="0004ef2b" fo:background-color="transparent" style:font-size-asian="14pt" style:font-style-asian="normal" style:font-weight-asian="normal" style:font-size-complex="14pt" style:font-style-complex="normal" style:font-weight-complex="normal"/>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section text:style-name="Sect1" text:name="Section1">
              <text:p text:style-name="P1">Lorem ipsum dolor sit amet, consectetur adipiscing elit, sed do eiusmod tempor incididunt ut labore et dolore magna aliqua. Lorem ipsum dolor sit amet consectetur adipiscing elit. Quis varius quam quisque id diam vel quam elementum pulvinar. Sit amet mauris commodo quis. Auctor urna nunc id cursus metus aliquam. In fermentum et sollicitudin ac. Egestas quis ipsum suspendisse ultrices gravida dictum fusce. In ante metus dictum at. Auctor urna nunc id cursus metus aliquam eleifend mi. Sit amet consectetur adipiscing elit. In pellentesque massa placerat duis ultricies lacus sed turpis tincidunt. Justo nec ultrices dui sapien eget mi proin sed libero. Sit amet aliquam id diam. Mattis pellentesque id nibh tortor id aliquet. Vel quam elementum pulvinar etiam non quam lacus suspendisse. Lacinia quis vel eros donec ac odio tempor orci.</text:p>
            </text:section>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rlito" svg:font-family="Carlito"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Tamás Zolnai</meta:initial-creator>
    <meta:creation-date>2020-01-14T16:11:26.353640498</meta:creation-date>
    <meta:generator>LibreOffice/25.2.7.2$Linux_X86_64 LibreOffice_project/520$Build-2</meta:generator>
    <dc:date>2025-12-11T14:02:32.664084743</dc:date>
    <meta:editing-duration>PT3M42S</meta:editing-duration>
    <meta:editing-cycles>15</meta:editing-cycles>
    <meta:document-statistic meta:table-count="1" meta:image-count="0" meta:object-count="0" meta:page-count="1" meta:paragraph-count="1" meta:word-count="131" meta:character-count="839" meta:non-whitespace-character-count="709"/>
  </office:meta>
</office:document-meta>
</file>